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7.163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2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7.163cm" svg:x="0cm" svg:y="1.504cm" presentation:class="title" presentation:user-transformed="true">
          <draw:text-box>
            <text:p><text:span text:style-name="T1">Así Como David Danzab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2cm" svg:x="0cm" svg:y="0cm" presentation:class="title" presentation:user-transformed="true">
          <draw:text-box>
            <text:p><text:span text:style-name="T2">Cuando el Señor hiciere volver la cautividad</text:span><text:span text:style-name="T2"><text:line-break/></text:span><text:span text:style-name="T2">Seremos como los que sueñ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2cm" svg:x="0cm" svg:y="0cm" presentation:class="title" presentation:user-transformed="true">
          <draw:text-box>
            <text:p><text:span text:style-name="T2">Mi boca llenará de risa</text:span><text:span text:style-name="T2"><text:line-break/></text:span><text:span text:style-name="T2">Mis labios, de alabanza</text:span><text:span text:style-name="T2"><text:line-break/></text:span><text:span text:style-name="T2">Entonces dirán las naciones</text:span><text:span text:style-name="T2"><text:line-break/></text:span><text:span text:style-name="T2">Grandes cosas, ha hecho el Señ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2cm" svg:x="0cm" svg:y="0cm" presentation:class="title" presentation:user-transformed="true">
          <draw:text-box>
            <text:p><text:span text:style-name="T2">Me gozaré, me gozaré</text:span><text:span text:style-name="T2"><text:line-break/></text:span><text:span text:style-name="T2">Me gozaré, me gozaré en Jehová</text:span><text:span text:style-name="T2"><text:line-break/></text:span><text:span text:style-name="T2">Pues ha llevado todo mi dolor</text:span><text:span text:style-name="T2"><text:line-break/></text:span><text:span text:style-name="T2">Me ha hecho lib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2cm" svg:x="0cm" svg:y="0cm" presentation:class="title" presentation:user-transformed="true">
          <draw:text-box>
            <text:p><text:span text:style-name="T2">Así como David cantaba</text:span><text:span text:style-name="T2"><text:line-break/></text:span><text:span text:style-name="T2">Así como David danzaba</text:span><text:span text:style-name="T2"><text:line-break/></text:span><text:span text:style-name="T2">Así como David fluía en Su presenci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1T21:46:21.823000000</meta:creation-date>
    <dc:date>2023-02-12T13:20:19.006000000</dc:date>
    <meta:editing-duration>PT1H36M31S</meta:editing-duration>
    <meta:editing-cycles>2</meta:editing-cycles>
    <meta:generator>Real_Office/6.2.3.2$Windows_x86 LibreOffice_project/b40a93cffb3080b9876e40c60e03703e9bd35612</meta:generator>
    <meta:document-statistic meta:object-count="36"/>
  </office:meta>
</office:document-meta>
</file>